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8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l bilabial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vd bilabial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d bilabial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ʙ</text:p>
          </table:table-cell>
          <table:table-cell office:value-type="string" calcext:value-type="string">
            <text:p>vd bilabial tr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vl bilabi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vd bilabi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vd labiodental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ⱱ</text:p>
          </table:table-cell>
          <table:table-cell office:value-type="string" calcext:value-type="string">
            <text:p>vd labiodental fl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l labioden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d labioden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d labiodental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l alveolar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d alveolar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d alveolar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d alveolar tr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ɾ</text:p>
          </table:table-cell>
          <table:table-cell office:value-type="string" calcext:value-type="string">
            <text:p>vd alveolar t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vl den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vd den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l alveo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vd alveo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vl postalveo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vd postalveo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vl lateral alveo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vd lateral alveo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vd alveolar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vd lateral alveolar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vl retroflex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vd retroflex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vd retroflex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vd retroflex fl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vl retroflex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vd retroflex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vd retroflex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vd retroflex lateral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vl palatal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vd palatal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vd palatal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vl pala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vd pala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vd palatal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vd palatal lateral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vl velar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vd velar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vd velar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l ve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vd ve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vd velar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ʟ</text:p>
          </table:table-cell>
          <table:table-cell office:value-type="string" calcext:value-type="string">
            <text:p>vd velar lateral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vl uvular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ɢ</text:p>
          </table:table-cell>
          <table:table-cell office:value-type="string" calcext:value-type="string">
            <text:p>vd uvular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ɴ</text:p>
          </table:table-cell>
          <table:table-cell office:value-type="string" calcext:value-type="string">
            <text:p>vd uvular nas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ʀ</text:p>
          </table:table-cell>
          <table:table-cell office:value-type="string" calcext:value-type="string">
            <text:p>vd uvular tr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vl uvu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vd uvu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vl pharynge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vd pharynge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vl glottal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vl glot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vd glot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bilabial c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ǀ</text:p>
          </table:table-cell>
          <table:table-cell office:value-type="string" calcext:value-type="string">
            <text:p>dental c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ǃ</text:p>
          </table:table-cell>
          <table:table-cell office:value-type="string" calcext:value-type="string">
            <text:p>(post)alveolar c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ǂ</text:p>
          </table:table-cell>
          <table:table-cell office:value-type="string" calcext:value-type="string">
            <text:p>palatoalveolar c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ǁ</text:p>
          </table:table-cell>
          <table:table-cell office:value-type="string" calcext:value-type="string">
            <text:p>alveolar lateral cli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vd bilabial im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vd dental/alveolar im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vd palatal im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vd velar im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ʛ</text:p>
          </table:table-cell>
          <table:table-cell office:value-type="string" calcext:value-type="string">
            <text:p>vd uvular im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vl labial-velar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d labial-velar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vd labial-palatal approxim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ʜ</text:p>
          </table:table-cell>
          <table:table-cell office:value-type="string" calcext:value-type="string">
            <text:p>vl epiglot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vd epiglot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vd epiglottal plos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vl alveolo-pala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vd alveolo-palatal fricat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vd alveolar lateral fla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simultaneous ʃ and 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lose front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lose front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lowered-close front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lowered-close front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lose-mid front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close-mid front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open-mid front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open-mid front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raised-open front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n front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ɶ</text:p>
          </table:table-cell>
          <table:table-cell office:value-type="string" calcext:value-type="string">
            <text:p>open front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close central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close central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close-mid central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ɵ</text:p>
          </table:table-cell>
          <table:table-cell office:value-type="string" calcext:value-type="string">
            <text:p>close-mid central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mid central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ɜ</text:p>
          </table:table-cell>
          <table:table-cell office:value-type="string" calcext:value-type="string">
            <text:p>open-mid central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open-mid central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ɐ</text:p>
          </table:table-cell>
          <table:table-cell office:value-type="string" calcext:value-type="string">
            <text:p>raised-open central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close back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lose back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lowered-close back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ɤ</text:p>
          </table:table-cell>
          <table:table-cell office:value-type="string" calcext:value-type="string">
            <text:p>close-mid back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lose-mid back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open-mid back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pen-mid back 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open back unrounded vow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open back rounded vow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ɚ</text:p>
          </table:table-cell>
          <table:table-cell office:value-type="string" calcext:value-type="string">
            <text:p>compiled rhotacized schwa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ɝ</text:p>
          </table:table-cell>
          <table:table-cell office:value-type="string" calcext:value-type="string">
            <text:p>compiled rhotacized open-mid central vowel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ʣ</text:p>
          </table:table-cell>
          <table:table-cell office:value-type="string" calcext:value-type="string">
            <text:p>compiled vd alveolar affricat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ʤ</text:p>
          </table:table-cell>
          <table:table-cell office:value-type="string" calcext:value-type="string">
            <text:p>compiled vd postalveolar affricat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ʥ</text:p>
          </table:table-cell>
          <table:table-cell office:value-type="string" calcext:value-type="string">
            <text:p>compiled vd alveolo-palatal affricat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ʦ</text:p>
          </table:table-cell>
          <table:table-cell office:value-type="string" calcext:value-type="string">
            <text:p>compiled vl alveolar affricat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ʧ</text:p>
          </table:table-cell>
          <table:table-cell office:value-type="string" calcext:value-type="string">
            <text:p>compiled vl postalveolar affricat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ʨ</text:p>
          </table:table-cell>
          <table:table-cell office:value-type="string" calcext:value-type="string">
            <text:p>compiled vl alveolo-palatal affricate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ɫ</text:p>
          </table:table-cell>
          <table:table-cell office:value-type="string" calcext:value-type="string">
            <text:p>velarized alveolar lateral approximant</text:p>
          </table:table-cell>
          <table:table-cell table:style-name="ce1" table:number-columns-repeated="1015"/>
        </table:table-row>
        <table:table-row table:style-name="ro1" table:number-rows-repeated="5">
          <table:table-cell table:style-name="ce1" table:number-columns-repeated="1017"/>
        </table:table-row>
        <table:table-row table:style-name="ro1">
          <table:table-cell table:style-name="ce1" table:number-columns-repeated="1017"/>
        </table:table-row>
      </table:table>
      <table:table table:name="combining_or_diacritic_or_modifi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ʼ ʼ ʼ 02BC Spacing mod. letters MODIFIER LETTER APOSTROPHE ejective diacri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͡x x͡x x͡x 0361 Combining diacr. marks COMBINING DOUBLE INVERTED BREVE tie bar (abov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͜x x͜x x͜x 035C Combining diacr. marks COMBINING DOUBLE BREVE BELOW tie bar (below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̥ d̥ n̥ d̥ n̥ d̥ 0325 Combining diacr. marks COMBINING RING BELOW voiceless (und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ŋ̊ ŋ̊ ŋ̊ 030A Combining diacr. marks COMBINING RING ABOVE voiceless (ov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̬ t̬ s̬ t̬ s̬ t̬ 032C Combining diacr. marks COMBINING CARON BELOW voi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ʰ ʰ ʰ 02B0 Spacing modifier letters MODIFIER LETTER SMALL H aspira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ɔ̹ ɔ̹ ɔ̹ 0339 Combining diacr. marks COMBINING LEFT HALF RING BELOW more roun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ɔ̜ ɔ̜ ɔ̜ 031C Combining diacr. marks less roun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̟ u̟ u̟ 031F Combining diacr. marks COMBINING PLUS SIGN BELOW advan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̠ o̠ o̠ 0320 Combining diacr. marks COMBINING MINUS SIGN BELOW retractedëëe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8 Combining diacr. marks COMBINING DIAERESIS centr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̽ e̽ e̽ 033D Combining diacr. marks COMBINING X ABOVE mid-centr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̩ n̩ l̩ m̩ n̩ l̩ m̩ n̩ l̩ 0329 Combining diacr. marks COMBINING VERTICAL LINE BELOW syllab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̯ e̯ e̯ 032F Combining diacr. marks non-syllab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˞ ˞ ˞ 02DE Spacing modifier letters MODIFIER LETTER RHOTIC HOOK rhot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̤ o̤ o̤ 0324 Combining diacr. marks COMBINING DIAERESIS BELOW breathy voi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̰ o̰ o̰ 0330 Combining diacr. marks COMBINING TILDE BELOW creaky voi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̼ d̼ t̼ d̼ t̼ d̼ 032B Combining diacr. marks COMBINING SEAGULL BELOW linguolab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ʷ ʷ ʷ 02B7 Spacing modifier letters MODIFIER LETTER SMALL W labi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ʲ ʲ ʲ 02B2 Spacing modifier letters MODIFIER LETTER SMALL J palat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ˠ ˠ ˠ 02E0 Spacing modifier letters MODIFIER LETTER SMALL GAMMA velar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ˤ ˤ ˤ 02E4 Spacing modifier letters MODIFIER LETTER REVERSED GLOTTAL STOP pharynge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̴ n̴ l̴ n̴ l̴ n̴ 0334 Combining diacr. marks low tilde velarized or pharynge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̝ ɹ̝ e̝ ɹ̝ e̝ ɹ̝ 031D Combining diacr. marks COMBINING UP TACK BELOW rai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̞ β̞ e̞ β̞ e̞ β̞ 031E Combining diacr. marks COMBINING DOWN TACK BELOW low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̘ e̘ e̘ 0318 Combining diacr. marks COMBINING LEFT TACK BELOW advanced tongue 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̙ e̙ e̙ 0319 Combining diacr. marks COMBINING RIGHT TACK BELOW retracted tongue ro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̪ d̪ t̪ d̪ t̪ d̪ 032A Combining diacr. marks COMBINING BRIDGE BELOW den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̺ d̺ t̺ d̺ t̺ d̺ 033A Combining diacr. marks COMBINING INVERTED BRIDGE BELOW api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̻ d̻ t̻ d̻ t̻ d̻ 033B Combining diacr. marks COMBINING SQUARE BELOW laminalẽẽe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3 Combining diacr. marks COMBINING TILDE nasaliz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 n n N/A N/A use superscript LATIN nasal rel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ˡ ˡ ˡ 02E1 Spacing modifier letters MODIFIER LETTER SMALL L lateral rel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̚ t̚ t̚ 031A Combining diacr. marks COMBINING LEFT ANGLE ABOVE no audible rel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ˈ ˈ ˈ 02C8 Spacing modifier letters MODIFIER LETTER VERTICAL LINE primary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ˌ ˌ ˌ 02CC Spacing modifier letters MODIFIER LETTER LOW VERTICAL LINE secondary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ː ː ː 02D0 Spacing modifier letters MODIFIER LETTER TRIANGULAR COLON long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ˑ ˑ ˑ 02D1 Spacing modifier letters MODIFIER LETTER HALF TRIANGULAR COLON half-longŏŏo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6 Combining diacr. marks COMBINING BREVE extra-sh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| | 007C Basic Latin VERTICAL LINE minor (foot)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| || || same Basic Latin VERTICAL LINE+VERTICAL LINE major (intonational)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 . . 002E Basic Latin FULL STOP syllable br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A N/A N/A N/A N/A N/A linking (absence of a bre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̋őő 030B Combining diacr. marks COMBINING DOUBLE ACUTE ACCENT extra-high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˥ ˥ ˥ 02E5 Spacing modifier letters MODIFIER LETTER EXTRA-HIGH TONE BAR extra-high tone (Chao letter)óóo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1 Combining diacr. marks COMBINING ACUTE ACCENT high level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˦ ˦ ˦ 02E6 Spacing modifier letters MODIFIER LETTER HIGH TONE BAR high leveltone (Chao letter)ōōo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4 Combining diacr. marks COMBINING MACRON mid level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˧ ˧ ˧ 02E7 Spacing modifier letters MODIFIER LETTER MID TONE BAR mid level tone (Chao letter)òòo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0 Combining diacr. marks COMBINING GRAVE ACCENT low level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˨ ˨ ˨ 02E8 Spacing modifier letters MODIFIER LETTER LOW TONE BAR lowlevel tone (Chao letter)ȍȍo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F Combining diacr. marks COMBINING DOUBLE GRAVE ACCENT extra-low level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˩ ˩ ˩ 02E9 Spacing modifier letters MODIFIER LETTER EXTRA-LOW TONE BAR extra-low level tone (Chao letter)ǒǒo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C Combining diacr. marks COMBINING CARON ris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A N/A N/A N/A N/A N/A rising contour tone (Chao letter)ôôo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02 Combining diacr. marks COMBINING CIRCUMFLEX ACCENT fall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A N/A N/A N/A N/A N/A falling contour tone (Chao let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᷄ o᷄ o᷄ 1DC4 Combining diacr. marks COMBINING MACRON-ACUTE high ris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A N/A N/A N/A N/A N/A high rising contour tone (Chao let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᷅ o᷅ o᷅ 1DC5 Combining diacr. marks COMBINING GRAVE-MACRON low ris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A N/A N/A N/A N/A N/A low rising contour tone (Chao let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᷈ o᷈ o᷈ 1DC8 Combining diacr. marks COMBINING GRAVE-ACUTE-GRAVE rising-fall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/A N/A N/A N/A N/A N/A rising-falling contour tone (Chao let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ꜜ ꜜ ꜜ A71C Modifier tone letters MODIFIER LETTER RAISED DOWN ARROW downst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ꜛ ꜛ ꜛ A71B Modifier tone letters MODIFIER LETTER RAISED UP ARROW upst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↗ ↗ ↗ 2197 Arrows NORTH EAST ARROW global ri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↘ ↘ ↘ 2198 Arrows SOUTH EAST ARROW global f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ʱ ʱ ʱ 02B1 Spacing modifier letters MODIFIER LETTER SMALL H W/ HOOK diacritic vd glottal frica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ʳ ʳ ʳ 02B3 Spacing modifier letters MODIFIER LETTER SMALL R diacritic alveolar tr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ʴ ʴ ʴ 02B4 Spacing modifier letters MODIFIER LETTER SMALL TURNED R diacritic alveolar approxim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ʵ ʵ ʵ 02B5 Spacing modifier letters MODIFIER LETTER SMALL TURNED R W/ HOOK diacritic retroflex approxim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ʶ ʶ ʶ 02B6 Spacing modifier letters MODIFIER LETTER SMALL CAPITAL INVERTED R diacritic uvular approxim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ˀ ˀ ˀ 02C0 Spacing modifier letters MODIFIER LETTER GLOTTAL STOP diacritic glottal st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̢ o̢ o̢ 0322 Combining diacr. marks COMBINING RETROFLEX HOOK BELOW diacritic retroflex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᷆ o᷆ o᷆ 1DC6 Combining diacr. marks COMBINING MACRON-GRAVE mid-low fall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᷇ o᷇ o᷇ 1DC7 Combining diacr. marks COMBINING ACUTE-MACRON high-mid falling contour tone (accent mar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᷈ o᷈ o᷉ 1DC9 Combining diacr. marks COMBINING ACUTE-GRAVE-ACUTE falling-rising contour tone (accent mark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18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017"/>
        </table:table-row>
        <table:table-row table:style-name="ro1" table:number-rows-repeated="14">
          <table:table-cell table:style-name="Default"/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processed_from_pdf" table:style-name="ta1">
        <table:table-column table:style-name="co1" table:default-cell-style-name="Default"/>
        <table:table-row table:style-name="ro1">
          <table:table-cell office:value-type="string" calcext:value-type="string">
            <text:p>p p p 0070 Basic Latin LATIN SMALL LETTER P vl bilabial plosive</text:p>
          </table:table-cell>
        </table:table-row>
        <table:table-row table:style-name="ro1">
          <table:table-cell office:value-type="string" calcext:value-type="string">
            <text:p>b b b 0062 Basic Latin LATIN SMALL LETTER B vd bilabial plosive</text:p>
          </table:table-cell>
        </table:table-row>
        <table:table-row table:style-name="ro1">
          <table:table-cell office:value-type="string" calcext:value-type="string">
            <text:p>m m m 006D Basic Latin LATIN SMALL LETTER M vd bilabial nasal</text:p>
          </table:table-cell>
        </table:table-row>
        <table:table-row table:style-name="ro1">
          <table:table-cell office:value-type="string" calcext:value-type="string">
            <text:p>ʙ ʙ ʙ 0299 IPA Extensions LATIN LETTER SMALL CAPITAL B vd bilabial trill</text:p>
          </table:table-cell>
        </table:table-row>
        <table:table-row table:style-name="ro1">
          <table:table-cell office:value-type="string" calcext:value-type="string">
            <text:p>ɸ ɸ ɸ 0278 IPA Extensions LATIN SMALL LETTER PHI vl bilabial fricative</text:p>
          </table:table-cell>
        </table:table-row>
        <table:table-row table:style-name="ro1">
          <table:table-cell office:value-type="string" calcext:value-type="string">
            <text:p>β β β 03B2 Greek GREEK SMALL LETTER BETA vd bilabial fricative</text:p>
          </table:table-cell>
        </table:table-row>
        <table:table-row table:style-name="ro1">
          <table:table-cell office:value-type="string" calcext:value-type="string">
            <text:p>ɱ ɱ ɱ 0271 IPA Extensions LATIN SMALL LETTER M W/ HOOK vd labiodental nasal</text:p>
          </table:table-cell>
        </table:table-row>
        <table:table-row table:style-name="ro1">
          <table:table-cell office:value-type="string" calcext:value-type="string">
            <text:p> ⱱ ⱱ 2C71 Latin-Extended C LATIN SMALL LETTER V W/ RIGHT HOOK vd labiodental flap F25F in these fonts</text:p>
          </table:table-cell>
        </table:table-row>
        <table:table-row table:style-name="ro1">
          <table:table-cell office:value-type="string" calcext:value-type="string">
            <text:p>f f f 0067 Basic Latin LATIN SMALL LETTER F vl labiodental fricative</text:p>
          </table:table-cell>
        </table:table-row>
        <table:table-row table:style-name="ro1">
          <table:table-cell office:value-type="string" calcext:value-type="string">
            <text:p>v v v 0076 Basic Latin LATIN SMALL LETTER V vd labiodental fricative</text:p>
          </table:table-cell>
        </table:table-row>
        <table:table-row table:style-name="ro1">
          <table:table-cell office:value-type="string" calcext:value-type="string">
            <text:p>ʋ ʋ ʋ 028B IPA Extensions LATIN SMALL LETTER V W/ HOOK vd labiodental approximant</text:p>
          </table:table-cell>
        </table:table-row>
        <table:table-row table:style-name="ro1">
          <table:table-cell office:value-type="string" calcext:value-type="string">
            <text:p>t t t 0074 Basic Latin LATIN SMALL LETTER T vl alveolar plosive</text:p>
          </table:table-cell>
        </table:table-row>
        <table:table-row table:style-name="ro1">
          <table:table-cell office:value-type="string" calcext:value-type="string">
            <text:p>d d d 0064 Basic Latin LATIN SMALL LETTER D vd alveolar plosive</text:p>
          </table:table-cell>
        </table:table-row>
        <table:table-row table:style-name="ro1">
          <table:table-cell office:value-type="string" calcext:value-type="string">
            <text:p>n n n 006E Basic Latin LATIN SMALL LETTER N vd alveolar nasal</text:p>
          </table:table-cell>
        </table:table-row>
        <table:table-row table:style-name="ro1">
          <table:table-cell office:value-type="string" calcext:value-type="string">
            <text:p>r r r 0072 Basic Latin LATIN SMALL LETTER R vd alveolar trill</text:p>
          </table:table-cell>
        </table:table-row>
        <table:table-row table:style-name="ro1">
          <table:table-cell office:value-type="string" calcext:value-type="string">
            <text:p>ɾ ɾ ɾ 027E IPA Extensions LATIN SMALL LETTER R W/ FISHHOOK vd alveolar tap</text:p>
          </table:table-cell>
        </table:table-row>
        <table:table-row table:style-name="ro1">
          <table:table-cell office:value-type="string" calcext:value-type="string">
            <text:p>θ θ θ 03B8 Greek GREEK SMALL LETTER THETA vl dental fricative</text:p>
          </table:table-cell>
        </table:table-row>
        <table:table-row table:style-name="ro1">
          <table:table-cell office:value-type="string" calcext:value-type="string">
            <text:p>ð ð ð 00F0 Latin-1 suppl. LATIN SMALL LETTER ETH vd dental fricative</text:p>
          </table:table-cell>
        </table:table-row>
        <table:table-row table:style-name="ro1">
          <table:table-cell office:value-type="string" calcext:value-type="string">
            <text:p>s s s 0073 Basic Latin LATIN SMALL LETTER S vl alveolar fricative</text:p>
          </table:table-cell>
        </table:table-row>
        <table:table-row table:style-name="ro1">
          <table:table-cell office:value-type="string" calcext:value-type="string">
            <text:p>z z z 007A Basic Latin LATIN SMALL LETTER Z vd alveolar fricative</text:p>
          </table:table-cell>
        </table:table-row>
        <table:table-row table:style-name="ro1">
          <table:table-cell office:value-type="string" calcext:value-type="string">
            <text:p>ʃ ʃ ʃ 0283 IPA Extensions LATIN SMALL LETTER ESH vl postalveolar fricative</text:p>
          </table:table-cell>
        </table:table-row>
        <table:table-row table:style-name="ro1">
          <table:table-cell office:value-type="string" calcext:value-type="string">
            <text:p>ʒ ʒ ʒ 0292 IPA Extensions LATIN SMALL LETTER EZH vd postalveolar fricative</text:p>
          </table:table-cell>
        </table:table-row>
        <table:table-row table:style-name="ro1">
          <table:table-cell office:value-type="string" calcext:value-type="string">
            <text:p>ɬ ɬ ɬ 026C IPA Extensions LATIN SMALL LETTER L W/ BELT vl lateral alveolar fricative</text:p>
          </table:table-cell>
        </table:table-row>
        <table:table-row table:style-name="ro1">
          <table:table-cell office:value-type="string" calcext:value-type="string">
            <text:p>ɮ ɮ ɮ 026E IPA Extensions LATIN SMALL LETTER LEZH vd lateral alveolar fricative</text:p>
          </table:table-cell>
        </table:table-row>
        <table:table-row table:style-name="ro1">
          <table:table-cell office:value-type="string" calcext:value-type="string">
            <text:p>ɹ ɹ ɹ 0279 IPA Extensions LATIN SMALL LETTER TURNED R vd alveolar approximant</text:p>
          </table:table-cell>
        </table:table-row>
        <table:table-row table:style-name="ro1">
          <table:table-cell office:value-type="string" calcext:value-type="string">
            <text:p>l l l 006C Basic Latin LATIN SMALL LETTER L vd lateral alveolar approximant</text:p>
          </table:table-cell>
        </table:table-row>
        <table:table-row table:style-name="ro1">
          <table:table-cell office:value-type="string" calcext:value-type="string">
            <text:p>ʈ ʈ ʈ 0288 IPA Extensions LATIN SMALL LETTER T W/ RETROFLEX HOOK vl retroflex plosive</text:p>
          </table:table-cell>
        </table:table-row>
        <table:table-row table:style-name="ro1">
          <table:table-cell office:value-type="string" calcext:value-type="string">
            <text:p>ɖ ɖ ɖ 0256 IPA Extensions LATIN SMALL LETTER D W/ TAIL vd retroflex plosive</text:p>
          </table:table-cell>
        </table:table-row>
        <table:table-row table:style-name="ro1">
          <table:table-cell office:value-type="string" calcext:value-type="string">
            <text:p>ɳ ɳ ɳ 0273 IPA Extensions LATIN SMALL LETTER N W/ RETROFLEX HOOK vd retroflex nasal</text:p>
          </table:table-cell>
        </table:table-row>
        <table:table-row table:style-name="ro1">
          <table:table-cell office:value-type="string" calcext:value-type="string">
            <text:p>ɽ ɽ ɽ 027D IPA Extensions LATIN SMALL LETTER R W/ TAIL vd retroflex flap</text:p>
          </table:table-cell>
        </table:table-row>
        <table:table-row table:style-name="ro1">
          <table:table-cell office:value-type="string" calcext:value-type="string">
            <text:p>ʂ ʂ ʂ 0282 IPA Extensions LATIN SMALL LETTER S W/ HOOK vl retroflex fricative</text:p>
          </table:table-cell>
        </table:table-row>
        <table:table-row table:style-name="ro1">
          <table:table-cell office:value-type="string" calcext:value-type="string">
            <text:p>ʐ ʐ ʐ 0290 IPA Extensions LATIN SMALL LETTER Z W/ RETROFLEX HOOK vd retroflex fricative</text:p>
          </table:table-cell>
        </table:table-row>
        <table:table-row table:style-name="ro1">
          <table:table-cell office:value-type="string" calcext:value-type="string">
            <text:p>ɻ ɻ ɻ 027B IPA Extensions LATIN SMALL LETTER TURNED R W/ HOOK vd retroflex approximant</text:p>
          </table:table-cell>
        </table:table-row>
        <table:table-row table:style-name="ro1">
          <table:table-cell office:value-type="string" calcext:value-type="string">
            <text:p>ɭ ɭ ɭ 026D IPA Extensions LATIN SMALL LETTER L W/ RETROFLEX HOOK vd retroflex lateral approximant</text:p>
          </table:table-cell>
        </table:table-row>
        <table:table-row table:style-name="ro1">
          <table:table-cell office:value-type="string" calcext:value-type="string">
            <text:p>c c c 0063 Basic Latin LATIN SMALL LETTER C vl palatal plosive</text:p>
          </table:table-cell>
        </table:table-row>
        <table:table-row table:style-name="ro1">
          <table:table-cell office:value-type="string" calcext:value-type="string">
            <text:p>ɟ ɟ ɟ 025F IPA Extensions LATIN SMALL LETTER DOTLESS J W/ STROKE vd palatal plosive</text:p>
          </table:table-cell>
        </table:table-row>
        <table:table-row table:style-name="ro1">
          <table:table-cell office:value-type="string" calcext:value-type="string">
            <text:p>ɲ ɲ ɲ 0272 IPA Extensions LATIN SMALL LETTER N W/ LEFT HOOK vd palatal nasal</text:p>
          </table:table-cell>
        </table:table-row>
        <table:table-row table:style-name="ro1">
          <table:table-cell office:value-type="string" calcext:value-type="string">
            <text:p>ç ç ç 00E7 Latin-1 suppl. LATIN SMALL LETTER C W/ CEDILLA vl palatal fricative</text:p>
          </table:table-cell>
        </table:table-row>
        <table:table-row table:style-name="ro1">
          <table:table-cell office:value-type="string" calcext:value-type="string">
            <text:p>ʝ ʝ ʝ 029D IPA Extensions LATIN SMALL LETTER J W/ CROSSED-TAIL vd palatal fricative</text:p>
          </table:table-cell>
        </table:table-row>
        <table:table-row table:style-name="ro1">
          <table:table-cell office:value-type="string" calcext:value-type="string">
            <text:p>j j j 006A Basic Latin LATIN SMALL LETTER J vd palatal approximant</text:p>
          </table:table-cell>
        </table:table-row>
        <table:table-row table:style-name="ro1">
          <table:table-cell office:value-type="string" calcext:value-type="string">
            <text:p>ʎ ʎ ʎ 028E IPA Extensions LATIN SMALL LETTER TURNED Y vd palatal lateral approximant</text:p>
          </table:table-cell>
        </table:table-row>
        <table:table-row table:style-name="ro1">
          <table:table-cell office:value-type="string" calcext:value-type="string">
            <text:p>k k k 006B Basic Latin LATIN SMALL LETTER K vl velar plosive</text:p>
          </table:table-cell>
        </table:table-row>
        <table:table-row table:style-name="ro1">
          <table:table-cell office:value-type="string" calcext:value-type="string">
            <text:p>ɡ ɡ ɡ 0261 IPA Extensions LATIN SMALL LETTER SCRIPT G vd velar plosive Ascii g 0067 also ok</text:p>
          </table:table-cell>
        </table:table-row>
        <table:table-row table:style-name="ro1">
          <table:table-cell office:value-type="string" calcext:value-type="string">
            <text:p>ŋ ŋ ŋ 014B Latin-Extended A LATIN SMALL LETTER ENG vd velar nasal</text:p>
          </table:table-cell>
        </table:table-row>
        <table:table-row table:style-name="ro1">
          <table:table-cell office:value-type="string" calcext:value-type="string">
            <text:p>x x x 0078 Basic Latin LATIN SMALL LETTER X vl velar fricative</text:p>
          </table:table-cell>
        </table:table-row>
        <table:table-row table:style-name="ro1">
          <table:table-cell office:value-type="string" calcext:value-type="string">
            <text:p>ɣ ɣ ɣ 0263 IPA Extensions LATIN SMALL LETTER GAMMA vd velar fricative</text:p>
          </table:table-cell>
        </table:table-row>
        <table:table-row table:style-name="ro1">
          <table:table-cell office:value-type="string" calcext:value-type="string">
            <text:p>ɰ ɰ ɰ 0270 IPA Extensions LATIN SMALL LETTER TURNED M W/ LONG LEG vd velar approximant</text:p>
          </table:table-cell>
        </table:table-row>
        <table:table-row table:style-name="ro1">
          <table:table-cell office:value-type="string" calcext:value-type="string">
            <text:p>ʟ ʟ ʟ 029F IPA Extensions LATIN LETTER SMALL CAPITAL L vd velar lateral approximant</text:p>
          </table:table-cell>
        </table:table-row>
        <table:table-row table:style-name="ro1">
          <table:table-cell office:value-type="string" calcext:value-type="string">
            <text:p>q q q 0071 Basic Latin LATIN SMALL LETTER Q vl uvular plosive</text:p>
          </table:table-cell>
        </table:table-row>
        <table:table-row table:style-name="ro1">
          <table:table-cell office:value-type="string" calcext:value-type="string">
            <text:p>ɢ ɢ ɢ 0262 IPA Extensions LATIN LETTER SMALL CAPITAL G vd uvular plosive</text:p>
          </table:table-cell>
        </table:table-row>
        <table:table-row table:style-name="ro1">
          <table:table-cell office:value-type="string" calcext:value-type="string">
            <text:p>ɴ ɴ ɴ 0274 IPA Extensions LATIN LETTER SMALL CAPITAL N vd uvular nasal</text:p>
          </table:table-cell>
        </table:table-row>
        <table:table-row table:style-name="ro1">
          <table:table-cell office:value-type="string" calcext:value-type="string">
            <text:p>ʀ ʀ ʀ 0280 IPA Extensions LATIN LETTER SMALL CAPITAL R vd uvular trill</text:p>
          </table:table-cell>
        </table:table-row>
        <table:table-row table:style-name="ro1">
          <table:table-cell office:value-type="string" calcext:value-type="string">
            <text:p>χ χ χ 03C7 Greek GREEK SMALL LETTER CHI vl uvular fricative</text:p>
          </table:table-cell>
        </table:table-row>
        <table:table-row table:style-name="ro1">
          <table:table-cell office:value-type="string" calcext:value-type="string">
            <text:p>ʁ ʁ ʁ 0281 IPA Extensions LATIN LETTER SMALL CAPITAL INVERTED R vd uvular fricative</text:p>
          </table:table-cell>
        </table:table-row>
        <table:table-row table:style-name="ro1">
          <table:table-cell office:value-type="string" calcext:value-type="string">
            <text:p>ħ ħ ħ 0127 Latin-Extended A LATIN SMALL LETTER H W/ STROKE vl pharyngeal fricative</text:p>
          </table:table-cell>
        </table:table-row>
        <table:table-row table:style-name="ro1">
          <table:table-cell office:value-type="string" calcext:value-type="string">
            <text:p>ʕ ʕ ʕ 0295 IPA Extensions LATIN LETTER PHARYNGEAL VOICED FRICATIVE vd pharyngeal fricative</text:p>
          </table:table-cell>
        </table:table-row>
        <table:table-row table:style-name="ro1">
          <table:table-cell office:value-type="string" calcext:value-type="string">
            <text:p>ʔ ʔ ʔ 0294 IPA Extensions LATIN LETTER GLOTTAL STOP vl glottal plosive</text:p>
          </table:table-cell>
        </table:table-row>
        <table:table-row table:style-name="ro1">
          <table:table-cell office:value-type="string" calcext:value-type="string">
            <text:p>h h h 0068 Basic Latin LATIN SMALL LETTER H vl glottal fricative</text:p>
          </table:table-cell>
        </table:table-row>
        <table:table-row table:style-name="ro1">
          <table:table-cell office:value-type="string" calcext:value-type="string">
            <text:p>ɦ ɦ ɦ 0266 IPA Extensions LATIN SMALL LETTER H W/ HOOK vd glottal fricative</text:p>
          </table:table-cell>
        </table:table-row>
        <table:table-row table:style-name="ro1">
          <table:table-cell office:value-type="string" calcext:value-type="string">
            <text:p>ʘ ʘ ʘ 0298 IPA Extensions LATIN LETTER BILABIAL CLICK bilabial click</text:p>
          </table:table-cell>
        </table:table-row>
        <table:table-row table:style-name="ro1">
          <table:table-cell office:value-type="string" calcext:value-type="string">
            <text:p>ǀ ǀ ǀ 01C0 Latin-Extended B LATIN LETTER DENTAL CLICK dental click</text:p>
          </table:table-cell>
        </table:table-row>
        <table:table-row table:style-name="ro1">
          <table:table-cell office:value-type="string" calcext:value-type="string">
            <text:p>ǃ ǃ ǃ 01C3 Latin-Extended B LATIN LETTER RETROFLEX CLICK (post)alveolar click</text:p>
          </table:table-cell>
        </table:table-row>
        <table:table-row table:style-name="ro1">
          <table:table-cell office:value-type="string" calcext:value-type="string">
            <text:p>ǂ ǂ ǂ 01C2 Latin-Extended B LATIN LETTER ALVEOLAR CLICK palatoalveolar click</text:p>
          </table:table-cell>
        </table:table-row>
        <table:table-row table:style-name="ro1">
          <table:table-cell office:value-type="string" calcext:value-type="string">
            <text:p>ǁ ǁ ǁ 01C1 Latin-Extended B LATIN LETTER LATERAL CLICK alveolar lateral click</text:p>
          </table:table-cell>
        </table:table-row>
        <table:table-row table:style-name="ro1">
          <table:table-cell office:value-type="string" calcext:value-type="string">
            <text:p>ɓ ɓ ɓ 0253 IPA Extensions LATIN SMALL LETTER B W/ HOOK vd bilabial implosive</text:p>
          </table:table-cell>
        </table:table-row>
        <table:table-row table:style-name="ro1">
          <table:table-cell office:value-type="string" calcext:value-type="string">
            <text:p>ɗ ɗ ɗ 0257 IPA Extensions LATIN SMALL LETTER D W/ HOOK vd dental/alveolar implosive</text:p>
          </table:table-cell>
        </table:table-row>
        <table:table-row table:style-name="ro1">
          <table:table-cell office:value-type="string" calcext:value-type="string">
            <text:p>ʄ ʄ ʄ 0284 IPA Extensions LATIN SMALL LETTER DOTLESS J W/ STROKE AND HOOK vd palatal implosive</text:p>
          </table:table-cell>
        </table:table-row>
        <table:table-row table:style-name="ro1">
          <table:table-cell office:value-type="string" calcext:value-type="string">
            <text:p>ɠ ɠ ɠ 0260 IPA Extensions LATIN SMALL LETTER G W/ HOOK vd velar implosive</text:p>
          </table:table-cell>
        </table:table-row>
        <table:table-row table:style-name="ro1">
          <table:table-cell office:value-type="string" calcext:value-type="string">
            <text:p>ʛ ʛ ʛ 029B IPA Extensions LATIN LETTER SMALL CAPITAL G W/ HOOK vd uvular implosive</text:p>
          </table:table-cell>
        </table:table-row>
        <table:table-row table:style-name="ro1">
          <table:table-cell office:value-type="string" calcext:value-type="string">
            <text:p>ʼ ʼ ʼ 02BC Spacing mod. letters MODIFIER LETTER APOSTROPHE ejective diacritic</text:p>
          </table:table-cell>
        </table:table-row>
        <table:table-row table:style-name="ro1">
          <table:table-cell office:value-type="string" calcext:value-type="string">
            <text:p>ʍ ʍ ʍ 028D IPA Extensions LATIN SMALL LETTER TURNED W vl labial-velar fricative</text:p>
          </table:table-cell>
        </table:table-row>
        <table:table-row table:style-name="ro1">
          <table:table-cell office:value-type="string" calcext:value-type="string">
            <text:p>w w w 0077 Basic Latin LATIN SMALL LETTER W vd labial-velar approximant</text:p>
          </table:table-cell>
        </table:table-row>
        <table:table-row table:style-name="ro1">
          <table:table-cell office:value-type="string" calcext:value-type="string">
            <text:p>ɥ ɥ ɥ 0265 IPA Extensions LATIN SMALL LETTER TURNED H vd labial-palatal approximant</text:p>
          </table:table-cell>
        </table:table-row>
        <table:table-row table:style-name="ro1">
          <table:table-cell office:value-type="string" calcext:value-type="string">
            <text:p>ʜ ʜ ʜ 029C IPA Extensions LATIN LETTER SMALL CAPITAL H vl epiglottal fricative</text:p>
          </table:table-cell>
        </table:table-row>
        <table:table-row table:style-name="ro1">
          <table:table-cell office:value-type="string" calcext:value-type="string">
            <text:p>ʢ ʢ ʢ 02A2 IPA Extensions LATIN LETTER REVERSED GLOTTAL STOP W/ STROKE vd epiglottal fricative</text:p>
          </table:table-cell>
        </table:table-row>
        <table:table-row table:style-name="ro1">
          <table:table-cell office:value-type="string" calcext:value-type="string">
            <text:p>ʡ ʡ ʡ 02A1 IPA Extensions LATIN LETTER GLOTTAL STOP W/ STROKE vd epiglottal plosive</text:p>
          </table:table-cell>
        </table:table-row>
        <table:table-row table:style-name="ro1">
          <table:table-cell office:value-type="string" calcext:value-type="string">
            <text:p>ɕ ɕ ɕ 0255 IPA Extensions LATIN SMALL LETTER C W/ CURL vl alveolo-palatal fricative</text:p>
          </table:table-cell>
        </table:table-row>
        <table:table-row table:style-name="ro1">
          <table:table-cell office:value-type="string" calcext:value-type="string">
            <text:p>ʑ ʑ ʑ 0291 IPA Extensions LATIN SMALL LETTER Z W/ CURL vd alveolo-palatal fricative</text:p>
          </table:table-cell>
        </table:table-row>
        <table:table-row table:style-name="ro1">
          <table:table-cell office:value-type="string" calcext:value-type="string">
            <text:p>ɺ ɺ ɺ 027A IPA Extensions LATIN SMALL LETTER TURNED R W/ LONG LEG vd alveolar lateral flap</text:p>
          </table:table-cell>
        </table:table-row>
        <table:table-row table:style-name="ro1">
          <table:table-cell office:value-type="string" calcext:value-type="string">
            <text:p>ɧ ɧ ɧ 0267 IPA Extensions LATIN SMALL LETTER HENG W/ HOOK simultaneous ʃ and x</text:p>
          </table:table-cell>
        </table:table-row>
        <table:table-row table:style-name="ro1">
          <table:table-cell office:value-type="string" calcext:value-type="string">
            <text:p>x͡x x͡x x͡x 0361 Combining diacr. marks COMBINING DOUBLE INVERTED BREVE tie bar (above)</text:p>
          </table:table-cell>
        </table:table-row>
        <table:table-row table:style-name="ro1">
          <table:table-cell office:value-type="string" calcext:value-type="string">
            <text:p>x͜x x͜x x͜x 035C Combining diacr. marks COMBINING DOUBLE BREVE BELOW tie bar (below)</text:p>
          </table:table-cell>
        </table:table-row>
        <table:table-row table:style-name="ro1">
          <table:table-cell office:value-type="string" calcext:value-type="string">
            <text:p>i i i 0069 Basic Latin LATIN SMALL LETTER I close front unrounded vowel</text:p>
          </table:table-cell>
        </table:table-row>
        <table:table-row table:style-name="ro1">
          <table:table-cell office:value-type="string" calcext:value-type="string">
            <text:p>y y y 0079 Basic Latin LATIN SMALL LETTER Y close front rounded vowel</text:p>
          </table:table-cell>
        </table:table-row>
        <table:table-row table:style-name="ro1">
          <table:table-cell office:value-type="string" calcext:value-type="string">
            <text:p>ɪ ɪ ɪ 026A IPA Extensions LATIN LETTER SMALL CAPITAL I lowered-close front unrounded vowel</text:p>
          </table:table-cell>
        </table:table-row>
        <table:table-row table:style-name="ro1">
          <table:table-cell office:value-type="string" calcext:value-type="string">
            <text:p>ʏ ʏ ʏ 028F IPA Extensions LATIN LETTER SMALL CAPITAL Y lowered-close front rounded vowel</text:p>
          </table:table-cell>
        </table:table-row>
        <table:table-row table:style-name="ro1">
          <table:table-cell office:value-type="string" calcext:value-type="string">
            <text:p>e e e 0065 Basic Latin LATIN SMALL LETTER E close-mid front unrounded vowel</text:p>
          </table:table-cell>
        </table:table-row>
        <table:table-row table:style-name="ro1">
          <table:table-cell office:value-type="string" calcext:value-type="string">
            <text:p>ø ø ø 00F8 Latin-1 supplement LATIN SMALL LETTER O W/ STROKE close-mid front rounded vowel</text:p>
          </table:table-cell>
        </table:table-row>
        <table:table-row table:style-name="ro1">
          <table:table-cell office:value-type="string" calcext:value-type="string">
            <text:p>ɛ ɛ ɛ 025B IPA Extensions LATIN SMALL LETTER OPEN E open-mid front unrounded vowel</text:p>
          </table:table-cell>
        </table:table-row>
        <table:table-row table:style-name="ro1">
          <table:table-cell office:value-type="string" calcext:value-type="string">
            <text:p>œ œ œ 0153 Latin-Extended A LATIN SMALL LIGATURE OE open-mid front rounded vowel</text:p>
          </table:table-cell>
        </table:table-row>
        <table:table-row table:style-name="ro1">
          <table:table-cell office:value-type="string" calcext:value-type="string">
            <text:p>æ æ æ 00E6 Latin-1 supplement LATIN SMALL LETTER AE raised-open front unrounded vowel</text:p>
          </table:table-cell>
        </table:table-row>
        <table:table-row table:style-name="ro1">
          <table:table-cell office:value-type="string" calcext:value-type="string">
            <text:p>a a a 0061 Basic Latin LATIN SMALL LETTER A open front unrounded vowel</text:p>
          </table:table-cell>
        </table:table-row>
        <table:table-row table:style-name="ro1">
          <table:table-cell office:value-type="string" calcext:value-type="string">
            <text:p>ɶ ɶ ɶ 0276 IPA Extensions LATIN LETTER SMALL CAPITAL OE open front rounded vowel</text:p>
          </table:table-cell>
        </table:table-row>
        <table:table-row table:style-name="ro1">
          <table:table-cell office:value-type="string" calcext:value-type="string">
            <text:p>ɨ ɨ ɨ 0268 IPA Extensions LATIN SMALL LETTER I W/ STROKE close central unrounded vowel</text:p>
          </table:table-cell>
        </table:table-row>
        <table:table-row table:style-name="ro1">
          <table:table-cell office:value-type="string" calcext:value-type="string">
            <text:p>ʉ ʉ ʉ 0289 IPA Extensions LATIN SMALL LETTER U BAR close central rounded vowel</text:p>
          </table:table-cell>
        </table:table-row>
        <table:table-row table:style-name="ro1">
          <table:table-cell office:value-type="string" calcext:value-type="string">
            <text:p>ɘ ɘ ɘ 0258 IPA Extensions LATIN SMALL LETTER REVERSED E close-mid central unrounded vowel</text:p>
          </table:table-cell>
        </table:table-row>
        <table:table-row table:style-name="ro1">
          <table:table-cell office:value-type="string" calcext:value-type="string">
            <text:p>ɵ ɵ ɵ 0275 IPA Extensions LATIN SMALL LETTER BARRED O close-mid central rounded vowel</text:p>
          </table:table-cell>
        </table:table-row>
        <table:table-row table:style-name="ro1">
          <table:table-cell office:value-type="string" calcext:value-type="string">
            <text:p>ə ə ə 0259 IPA Extensions LATIN SMALL LETTER SCHWA mid central unrounded vowel</text:p>
          </table:table-cell>
        </table:table-row>
        <table:table-row table:style-name="ro1">
          <table:table-cell office:value-type="string" calcext:value-type="string">
            <text:p>ɜ ɜ ɜ 025C IPA Extensions LATIN SMALL LETTER REVERSED OPEN E open-mid central unrounded vowel</text:p>
          </table:table-cell>
        </table:table-row>
        <table:table-row table:style-name="ro1">
          <table:table-cell office:value-type="string" calcext:value-type="string">
            <text:p>ɞ ɞ ɞ 025E IPA Extensions LATIN SMALL LETTER CLOSED REVERSED OPEN E open-mid central rounded vowel</text:p>
          </table:table-cell>
        </table:table-row>
        <table:table-row table:style-name="ro1">
          <table:table-cell office:value-type="string" calcext:value-type="string">
            <text:p>ɐ ɐ ɐ 2050 IPA Extensions LATIN SMALL LETTER TURNED A raised-open central unrounded vowel</text:p>
          </table:table-cell>
        </table:table-row>
        <table:table-row table:style-name="ro1">
          <table:table-cell office:value-type="string" calcext:value-type="string">
            <text:p>ɯ ɯ ɯ 026F IPA Extensions LATIN SMALL LETTER TURNED M close back unrounded vowel</text:p>
          </table:table-cell>
        </table:table-row>
        <table:table-row table:style-name="ro1">
          <table:table-cell office:value-type="string" calcext:value-type="string">
            <text:p>u u u 0075 Basic Latin LATIN SMALL LETTER U close back rounded vowel</text:p>
          </table:table-cell>
        </table:table-row>
        <table:table-row table:style-name="ro1">
          <table:table-cell office:value-type="string" calcext:value-type="string">
            <text:p>ʊ ʊ ʊ 028A IPA Extensions LATIN SMALL LETTER UPSILON lowered-close back rounded vowel</text:p>
          </table:table-cell>
        </table:table-row>
        <table:table-row table:style-name="ro1">
          <table:table-cell office:value-type="string" calcext:value-type="string">
            <text:p>ɤ ɤ ɤ 0264 IPA Extensions LATIN SMALL LETTER RAMS HORN close-mid back unrounded vowel</text:p>
          </table:table-cell>
        </table:table-row>
        <table:table-row table:style-name="ro1">
          <table:table-cell office:value-type="string" calcext:value-type="string">
            <text:p>o o o 006F Basic Latin LATIN SMALL LETTER O close-mid back rounded vowel</text:p>
          </table:table-cell>
        </table:table-row>
        <table:table-row table:style-name="ro1">
          <table:table-cell office:value-type="string" calcext:value-type="string">
            <text:p>ʌ ʌ ʌ 028C IPA Extensions LATIN SMALL LETTER TURNED V open-mid back unrounded vowel</text:p>
          </table:table-cell>
        </table:table-row>
        <table:table-row table:style-name="ro1">
          <table:table-cell office:value-type="string" calcext:value-type="string">
            <text:p>ɔ ɔ ɔ 0254 IPA Extensions LATIN SMALL LETTER OPEN O open-mid back rounded vowel</text:p>
          </table:table-cell>
        </table:table-row>
        <table:table-row table:style-name="ro1">
          <table:table-cell office:value-type="string" calcext:value-type="string">
            <text:p>ɑ ɑ ɑ 0251 IPA Extensions LATIN SMALL LETTER ALPHA open back unrounded vowel</text:p>
          </table:table-cell>
        </table:table-row>
        <table:table-row table:style-name="ro1">
          <table:table-cell office:value-type="string" calcext:value-type="string">
            <text:p>ɒ ɒ ɒ 0252 IPA Extensions LATIN SMALL LETTER TURNED ALPHA open back rounded vowel</text:p>
          </table:table-cell>
        </table:table-row>
        <table:table-row table:style-name="ro1">
          <table:table-cell office:value-type="string" calcext:value-type="string">
            <text:p>n̥ d̥ n̥ d̥ n̥ d̥ 0325 Combining diacr. marks COMBINING RING BELOW voiceless (under)</text:p>
          </table:table-cell>
        </table:table-row>
        <table:table-row table:style-name="ro1">
          <table:table-cell office:value-type="string" calcext:value-type="string">
            <text:p>ŋ̊ ŋ̊ ŋ̊ 030A Combining diacr. marks COMBINING RING ABOVE voiceless (over)</text:p>
          </table:table-cell>
        </table:table-row>
        <table:table-row table:style-name="ro1">
          <table:table-cell office:value-type="string" calcext:value-type="string">
            <text:p>s̬ t̬ s̬ t̬ s̬ t̬ 032C Combining diacr. marks COMBINING CARON BELOW voiced</text:p>
          </table:table-cell>
        </table:table-row>
        <table:table-row table:style-name="ro1">
          <table:table-cell office:value-type="string" calcext:value-type="string">
            <text:p>ʰ ʰ ʰ 02B0 Spacing modifier letters MODIFIER LETTER SMALL H aspirated</text:p>
          </table:table-cell>
        </table:table-row>
        <table:table-row table:style-name="ro1">
          <table:table-cell office:value-type="string" calcext:value-type="string">
            <text:p>ɔ̹ ɔ̹ ɔ̹ 0339 Combining diacr. marks COMBINING LEFT HALF RING BELOW more rounded</text:p>
          </table:table-cell>
        </table:table-row>
        <table:table-row table:style-name="ro1">
          <table:table-cell office:value-type="string" calcext:value-type="string">
            <text:p>ɔ̜ ɔ̜ ɔ̜ 031C Combining diacr. marks less rounded</text:p>
          </table:table-cell>
        </table:table-row>
        <table:table-row table:style-name="ro1">
          <table:table-cell office:value-type="string" calcext:value-type="string">
            <text:p>u̟ u̟ u̟ 031F Combining diacr. marks COMBINING PLUS SIGN BELOW advanced</text:p>
          </table:table-cell>
        </table:table-row>
        <table:table-row table:style-name="ro1">
          <table:table-cell office:value-type="string" calcext:value-type="string">
            <text:p>o̠ o̠ o̠ 0320 Combining diacr. marks COMBINING MINUS SIGN BELOW retractedëëë</text:p>
          </table:table-cell>
        </table:table-row>
        <table:table-row table:style-name="ro1">
          <table:table-cell office:value-type="string" calcext:value-type="string">
            <text:p>0308 Combining diacr. marks COMBINING DIAERESIS centralized</text:p>
          </table:table-cell>
        </table:table-row>
        <table:table-row table:style-name="ro1">
          <table:table-cell office:value-type="string" calcext:value-type="string">
            <text:p>e̽ e̽ e̽ 033D Combining diacr. marks COMBINING X ABOVE mid-centralized</text:p>
          </table:table-cell>
        </table:table-row>
        <table:table-row table:style-name="ro1">
          <table:table-cell office:value-type="string" calcext:value-type="string">
            <text:p>m̩ n̩ l̩ m̩ n̩ l̩ m̩ n̩ l̩ 0329 Combining diacr. marks COMBINING VERTICAL LINE BELOW syllabic</text:p>
          </table:table-cell>
        </table:table-row>
        <table:table-row table:style-name="ro1">
          <table:table-cell office:value-type="string" calcext:value-type="string">
            <text:p>e̯ e̯ e̯ 032F Combining diacr. marks non-syllabic</text:p>
          </table:table-cell>
        </table:table-row>
        <table:table-row table:style-name="ro1">
          <table:table-cell office:value-type="string" calcext:value-type="string">
            <text:p>˞ ˞ ˞ 02DE Spacing modifier letters MODIFIER LETTER RHOTIC HOOK rhoticity</text:p>
          </table:table-cell>
        </table:table-row>
        <table:table-row table:style-name="ro1">
          <table:table-cell office:value-type="string" calcext:value-type="string">
            <text:p>o̤ o̤ o̤ 0324 Combining diacr. marks COMBINING DIAERESIS BELOW breathy voiced</text:p>
          </table:table-cell>
        </table:table-row>
        <table:table-row table:style-name="ro1">
          <table:table-cell office:value-type="string" calcext:value-type="string">
            <text:p>o̰ o̰ o̰ 0330 Combining diacr. marks COMBINING TILDE BELOW creaky voiced</text:p>
          </table:table-cell>
        </table:table-row>
        <table:table-row table:style-name="ro1">
          <table:table-cell office:value-type="string" calcext:value-type="string">
            <text:p>t̼ d̼ t̼ d̼ t̼ d̼ 032B Combining diacr. marks COMBINING SEAGULL BELOW linguolabial</text:p>
          </table:table-cell>
        </table:table-row>
        <table:table-row table:style-name="ro1">
          <table:table-cell office:value-type="string" calcext:value-type="string">
            <text:p>ʷ ʷ ʷ 02B7 Spacing modifier letters MODIFIER LETTER SMALL W labialized</text:p>
          </table:table-cell>
        </table:table-row>
        <table:table-row table:style-name="ro1">
          <table:table-cell office:value-type="string" calcext:value-type="string">
            <text:p>ʲ ʲ ʲ 02B2 Spacing modifier letters MODIFIER LETTER SMALL J palatalized</text:p>
          </table:table-cell>
        </table:table-row>
        <table:table-row table:style-name="ro1">
          <table:table-cell office:value-type="string" calcext:value-type="string">
            <text:p>ˠ ˠ ˠ 02E0 Spacing modifier letters MODIFIER LETTER SMALL GAMMA velarized</text:p>
          </table:table-cell>
        </table:table-row>
        <table:table-row table:style-name="ro1">
          <table:table-cell office:value-type="string" calcext:value-type="string">
            <text:p>ˤ ˤ ˤ 02E4 Spacing modifier letters MODIFIER LETTER REVERSED GLOTTAL STOP pharyngealized</text:p>
          </table:table-cell>
        </table:table-row>
        <table:table-row table:style-name="ro1">
          <table:table-cell office:value-type="string" calcext:value-type="string">
            <text:p>l̴ n̴ l̴ n̴ l̴ n̴ 0334 Combining diacr. marks low tilde velarized or pharyngealized</text:p>
          </table:table-cell>
        </table:table-row>
        <table:table-row table:style-name="ro1">
          <table:table-cell office:value-type="string" calcext:value-type="string">
            <text:p>e̝ ɹ̝ e̝ ɹ̝ e̝ ɹ̝ 031D Combining diacr. marks COMBINING UP TACK BELOW raised</text:p>
          </table:table-cell>
        </table:table-row>
        <table:table-row table:style-name="ro1">
          <table:table-cell office:value-type="string" calcext:value-type="string">
            <text:p>e̞ β̞ e̞ β̞ e̞ β̞ 031E Combining diacr. marks COMBINING DOWN TACK BELOW lowered</text:p>
          </table:table-cell>
        </table:table-row>
        <table:table-row table:style-name="ro1">
          <table:table-cell office:value-type="string" calcext:value-type="string">
            <text:p>e̘ e̘ e̘ 0318 Combining diacr. marks COMBINING LEFT TACK BELOW advanced tongue root</text:p>
          </table:table-cell>
        </table:table-row>
        <table:table-row table:style-name="ro1">
          <table:table-cell office:value-type="string" calcext:value-type="string">
            <text:p>e̙ e̙ e̙ 0319 Combining diacr. marks COMBINING RIGHT TACK BELOW retracted tongue root</text:p>
          </table:table-cell>
        </table:table-row>
        <table:table-row table:style-name="ro1">
          <table:table-cell office:value-type="string" calcext:value-type="string">
            <text:p>t̪ d̪ t̪ d̪ t̪ d̪ 032A Combining diacr. marks COMBINING BRIDGE BELOW dental</text:p>
          </table:table-cell>
        </table:table-row>
        <table:table-row table:style-name="ro1">
          <table:table-cell office:value-type="string" calcext:value-type="string">
            <text:p>t̺ d̺ t̺ d̺ t̺ d̺ 033A Combining diacr. marks COMBINING INVERTED BRIDGE BELOW apical</text:p>
          </table:table-cell>
        </table:table-row>
        <table:table-row table:style-name="ro1">
          <table:table-cell office:value-type="string" calcext:value-type="string">
            <text:p>t̻ d̻ t̻ d̻ t̻ d̻ 033B Combining diacr. marks COMBINING SQUARE BELOW laminalẽẽẽ</text:p>
          </table:table-cell>
        </table:table-row>
        <table:table-row table:style-name="ro1">
          <table:table-cell office:value-type="string" calcext:value-type="string">
            <text:p>0303 Combining diacr. marks COMBINING TILDE nasalized</text:p>
          </table:table-cell>
        </table:table-row>
        <table:table-row table:style-name="ro1">
          <table:table-cell office:value-type="string" calcext:value-type="string">
            <text:p>n n n N/A N/A use superscript LATIN nasal release</text:p>
          </table:table-cell>
        </table:table-row>
        <table:table-row table:style-name="ro1">
          <table:table-cell office:value-type="string" calcext:value-type="string">
            <text:p>ˡ ˡ ˡ 02E1 Spacing modifier letters MODIFIER LETTER SMALL L lateral release</text:p>
          </table:table-cell>
        </table:table-row>
        <table:table-row table:style-name="ro1">
          <table:table-cell office:value-type="string" calcext:value-type="string">
            <text:p>t̚ t̚ t̚ 031A Combining diacr. marks COMBINING LEFT ANGLE ABOVE no audible release</text:p>
          </table:table-cell>
        </table:table-row>
        <table:table-row table:style-name="ro1">
          <table:table-cell office:value-type="string" calcext:value-type="string">
            <text:p>ˈ ˈ ˈ 02C8 Spacing modifier letters MODIFIER LETTER VERTICAL LINE primary stress</text:p>
          </table:table-cell>
        </table:table-row>
        <table:table-row table:style-name="ro1">
          <table:table-cell office:value-type="string" calcext:value-type="string">
            <text:p>ˌ ˌ ˌ 02CC Spacing modifier letters MODIFIER LETTER LOW VERTICAL LINE secondary stress</text:p>
          </table:table-cell>
        </table:table-row>
        <table:table-row table:style-name="ro1">
          <table:table-cell office:value-type="string" calcext:value-type="string">
            <text:p>ː ː ː 02D0 Spacing modifier letters MODIFIER LETTER TRIANGULAR COLON long</text:p>
          </table:table-cell>
        </table:table-row>
        <table:table-row table:style-name="ro1">
          <table:table-cell office:value-type="string" calcext:value-type="string">
            <text:p>ˑ ˑ ˑ 02D1 Spacing modifier letters MODIFIER LETTER HALF TRIANGULAR COLON half-longŏŏŏ</text:p>
          </table:table-cell>
        </table:table-row>
        <table:table-row table:style-name="ro1">
          <table:table-cell office:value-type="string" calcext:value-type="string">
            <text:p>0306 Combining diacr. marks COMBINING BREVE extra-short</text:p>
          </table:table-cell>
        </table:table-row>
        <table:table-row table:style-name="ro1">
          <table:table-cell office:value-type="string" calcext:value-type="string">
            <text:p>| | | 007C Basic Latin VERTICAL LINE minor (foot) group</text:p>
          </table:table-cell>
        </table:table-row>
        <table:table-row table:style-name="ro1">
          <table:table-cell office:value-type="string" calcext:value-type="string">
            <text:p>|| || || same Basic Latin VERTICAL LINE+VERTICAL LINE major (intonational) group</text:p>
          </table:table-cell>
        </table:table-row>
        <table:table-row table:style-name="ro1">
          <table:table-cell office:value-type="string" calcext:value-type="string">
            <text:p>. . . 002E Basic Latin FULL STOP syllable break</text:p>
          </table:table-cell>
        </table:table-row>
        <table:table-row table:style-name="ro1">
          <table:table-cell office:value-type="string" calcext:value-type="string">
            <text:p>N/A N/A N/A N/A N/A N/A linking (absence of a break)</text:p>
          </table:table-cell>
        </table:table-row>
        <table:table-row table:style-name="ro1">
          <table:table-cell office:value-type="string" calcext:value-type="string">
            <text:p>őőő 030B Combining diacr. marks COMBINING DOUBLE ACUTE ACCENT extra-high tone (accent mark)</text:p>
          </table:table-cell>
        </table:table-row>
        <table:table-row table:style-name="ro1">
          <table:table-cell office:value-type="string" calcext:value-type="string">
            <text:p>˥ ˥ ˥ 02E5 Spacing modifier letters MODIFIER LETTER EXTRA-HIGH TONE BAR extra-high tone (Chao letter)óóó</text:p>
          </table:table-cell>
        </table:table-row>
        <table:table-row table:style-name="ro1">
          <table:table-cell office:value-type="string" calcext:value-type="string">
            <text:p>0301 Combining diacr. marks COMBINING ACUTE ACCENT high level tone (accent mark)</text:p>
          </table:table-cell>
        </table:table-row>
        <table:table-row table:style-name="ro1">
          <table:table-cell office:value-type="string" calcext:value-type="string">
            <text:p>˦ ˦ ˦ 02E6 Spacing modifier letters MODIFIER LETTER HIGH TONE BAR high leveltone (Chao letter)ōōō</text:p>
          </table:table-cell>
        </table:table-row>
        <table:table-row table:style-name="ro1">
          <table:table-cell office:value-type="string" calcext:value-type="string">
            <text:p>0304 Combining diacr. marks COMBINING MACRON mid level tone (accent mark)</text:p>
          </table:table-cell>
        </table:table-row>
        <table:table-row table:style-name="ro1">
          <table:table-cell office:value-type="string" calcext:value-type="string">
            <text:p>˧ ˧ ˧ 02E7 Spacing modifier letters MODIFIER LETTER MID TONE BAR mid level tone (Chao letter)òòò</text:p>
          </table:table-cell>
        </table:table-row>
        <table:table-row table:style-name="ro1">
          <table:table-cell office:value-type="string" calcext:value-type="string">
            <text:p>0300 Combining diacr. marks COMBINING GRAVE ACCENT low level tone (accent mark)</text:p>
          </table:table-cell>
        </table:table-row>
        <table:table-row table:style-name="ro1">
          <table:table-cell office:value-type="string" calcext:value-type="string">
            <text:p>˨ ˨ ˨ 02E8 Spacing modifier letters MODIFIER LETTER LOW TONE BAR lowlevel tone (Chao letter)ȍȍȍ</text:p>
          </table:table-cell>
        </table:table-row>
        <table:table-row table:style-name="ro1">
          <table:table-cell office:value-type="string" calcext:value-type="string">
            <text:p>030F Combining diacr. marks COMBINING DOUBLE GRAVE ACCENT extra-low level tone (accent mark)</text:p>
          </table:table-cell>
        </table:table-row>
        <table:table-row table:style-name="ro1">
          <table:table-cell office:value-type="string" calcext:value-type="string">
            <text:p>˩ ˩ ˩ 02E9 Spacing modifier letters MODIFIER LETTER EXTRA-LOW TONE BAR extra-low level tone (Chao letter)ǒǒǒ</text:p>
          </table:table-cell>
        </table:table-row>
        <table:table-row table:style-name="ro1">
          <table:table-cell office:value-type="string" calcext:value-type="string">
            <text:p>030C Combining diacr. marks COMBINING CARON rising contour tone (accent mark)</text:p>
          </table:table-cell>
        </table:table-row>
        <table:table-row table:style-name="ro1">
          <table:table-cell office:value-type="string" calcext:value-type="string">
            <text:p>N/A N/A N/A N/A N/A N/A rising contour tone (Chao letter)ôôô</text:p>
          </table:table-cell>
        </table:table-row>
        <table:table-row table:style-name="ro1">
          <table:table-cell office:value-type="string" calcext:value-type="string">
            <text:p>0302 Combining diacr. marks COMBINING CIRCUMFLEX ACCENT falling contour tone (accent mark)</text:p>
          </table:table-cell>
        </table:table-row>
        <table:table-row table:style-name="ro1">
          <table:table-cell office:value-type="string" calcext:value-type="string">
            <text:p>N/A N/A N/A N/A N/A N/A falling contour tone (Chao letter)</text:p>
          </table:table-cell>
        </table:table-row>
        <table:table-row table:style-name="ro1">
          <table:table-cell office:value-type="string" calcext:value-type="string">
            <text:p>o᷄ o᷄ o᷄ 1DC4 Combining diacr. marks COMBINING MACRON-ACUTE high rising contour tone (accent mark)</text:p>
          </table:table-cell>
        </table:table-row>
        <table:table-row table:style-name="ro1">
          <table:table-cell office:value-type="string" calcext:value-type="string">
            <text:p>N/A N/A N/A N/A N/A N/A high rising contour tone (Chao letter)</text:p>
          </table:table-cell>
        </table:table-row>
        <table:table-row table:style-name="ro1">
          <table:table-cell office:value-type="string" calcext:value-type="string">
            <text:p>o᷅ o᷅ o᷅ 1DC5 Combining diacr. marks COMBINING GRAVE-MACRON low rising contour tone (accent mark)</text:p>
          </table:table-cell>
        </table:table-row>
        <table:table-row table:style-name="ro1">
          <table:table-cell office:value-type="string" calcext:value-type="string">
            <text:p>N/A N/A N/A N/A N/A N/A low rising contour tone (Chao letter)</text:p>
          </table:table-cell>
        </table:table-row>
        <table:table-row table:style-name="ro1">
          <table:table-cell office:value-type="string" calcext:value-type="string">
            <text:p>o᷈ o᷈ o᷈ 1DC8 Combining diacr. marks COMBINING GRAVE-ACUTE-GRAVE rising-falling contour tone (accent mark)</text:p>
          </table:table-cell>
        </table:table-row>
        <table:table-row table:style-name="ro1">
          <table:table-cell office:value-type="string" calcext:value-type="string">
            <text:p>N/A N/A N/A N/A N/A N/A rising-falling contour tone (Chao letter)</text:p>
          </table:table-cell>
        </table:table-row>
        <table:table-row table:style-name="ro1">
          <table:table-cell office:value-type="string" calcext:value-type="string">
            <text:p>ꜜ ꜜ ꜜ A71C Modifier tone letters MODIFIER LETTER RAISED DOWN ARROW downstep</text:p>
          </table:table-cell>
        </table:table-row>
        <table:table-row table:style-name="ro1">
          <table:table-cell office:value-type="string" calcext:value-type="string">
            <text:p>ꜛ ꜛ ꜛ A71B Modifier tone letters MODIFIER LETTER RAISED UP ARROW upstep</text:p>
          </table:table-cell>
        </table:table-row>
        <table:table-row table:style-name="ro1">
          <table:table-cell office:value-type="string" calcext:value-type="string">
            <text:p>↗ ↗ ↗ 2197 Arrows NORTH EAST ARROW global rise</text:p>
          </table:table-cell>
        </table:table-row>
        <table:table-row table:style-name="ro1">
          <table:table-cell office:value-type="string" calcext:value-type="string">
            <text:p>↘ ↘ ↘ 2198 Arrows SOUTH EAST ARROW global fall</text:p>
          </table:table-cell>
        </table:table-row>
        <table:table-row table:style-name="ro1">
          <table:table-cell office:value-type="string" calcext:value-type="string">
            <text:p>ɚ ɚ ɚ 025A IPA Extensions LATIN SMALL LETTER SCHWA W/ HOOK compiled rhotacized schwa</text:p>
          </table:table-cell>
        </table:table-row>
        <table:table-row table:style-name="ro1">
          <table:table-cell office:value-type="string" calcext:value-type="string">
            <text:p>ɝ ɝ ɝ 025D IPA Extensions LATIN SMALL LETTER REVERSED OPEN E W/ HOOK compiled rhotacized open-mid central vowel</text:p>
          </table:table-cell>
        </table:table-row>
        <table:table-row table:style-name="ro1">
          <table:table-cell office:value-type="string" calcext:value-type="string">
            <text:p>ʣ ʣ ʣ 02A3 IPA Extensions LATIN SMALL LETTER DZ DIGRAPH compiled vd alveolar affricate</text:p>
          </table:table-cell>
        </table:table-row>
        <table:table-row table:style-name="ro1">
          <table:table-cell office:value-type="string" calcext:value-type="string">
            <text:p>ʤ ʤ ʤ 02A4 IPA Extensions LATIN SMALL LETTER DEZH DIGRAPH compiled vd postalveolar affricate</text:p>
          </table:table-cell>
        </table:table-row>
        <table:table-row table:style-name="ro1">
          <table:table-cell office:value-type="string" calcext:value-type="string">
            <text:p>ʥ ʥ ʥ 02A5 IPA Extensions LATIN SMALL LETTER DZ DIGRAPH W/ CURL compiled vd alveolo-palatal affricate</text:p>
          </table:table-cell>
        </table:table-row>
        <table:table-row table:style-name="ro1">
          <table:table-cell office:value-type="string" calcext:value-type="string">
            <text:p>ʦ ʦ ʦ 02A6 IPA Extensions LATIN SMALL LETTER TS DIGRAPH compiled vl alveolar affricate</text:p>
          </table:table-cell>
        </table:table-row>
        <table:table-row table:style-name="ro1">
          <table:table-cell office:value-type="string" calcext:value-type="string">
            <text:p>ʧ ʧ ʧ 02A7 IPA Extensions LATIN SMALL LETTER TESH DIGRAPH compiled vl postalveolar affricate</text:p>
          </table:table-cell>
        </table:table-row>
        <table:table-row table:style-name="ro1">
          <table:table-cell office:value-type="string" calcext:value-type="string">
            <text:p>ʨ ʨ ʨ 02A8 IPA Extensions LATIN SMALL LETTER TC DIGRAPH W/ CURL compiled vl alveolo-palatal affricate</text:p>
          </table:table-cell>
        </table:table-row>
        <table:table-row table:style-name="ro1">
          <table:table-cell office:value-type="string" calcext:value-type="string">
            <text:p>ɫ ɫ ɫ 026B IPA Extensions LATIN SMALL LETTER L W/ MIDDLE TILDE velarized alveolar lateral approximant</text:p>
          </table:table-cell>
        </table:table-row>
        <table:table-row table:style-name="ro1">
          <table:table-cell office:value-type="string" calcext:value-type="string">
            <text:p>ʱ ʱ ʱ 02B1 Spacing modifier letters MODIFIER LETTER SMALL H W/ HOOK diacritic vd glottal fricative</text:p>
          </table:table-cell>
        </table:table-row>
        <table:table-row table:style-name="ro1">
          <table:table-cell office:value-type="string" calcext:value-type="string">
            <text:p>ʳ ʳ ʳ 02B3 Spacing modifier letters MODIFIER LETTER SMALL R diacritic alveolar trill</text:p>
          </table:table-cell>
        </table:table-row>
        <table:table-row table:style-name="ro1">
          <table:table-cell office:value-type="string" calcext:value-type="string">
            <text:p>ʴ ʴ ʴ 02B4 Spacing modifier letters MODIFIER LETTER SMALL TURNED R diacritic alveolar approximant</text:p>
          </table:table-cell>
        </table:table-row>
        <table:table-row table:style-name="ro1">
          <table:table-cell office:value-type="string" calcext:value-type="string">
            <text:p>ʵ ʵ ʵ 02B5 Spacing modifier letters MODIFIER LETTER SMALL TURNED R W/ HOOK diacritic retroflex approximant</text:p>
          </table:table-cell>
        </table:table-row>
        <table:table-row table:style-name="ro1">
          <table:table-cell office:value-type="string" calcext:value-type="string">
            <text:p>ʶ ʶ ʶ 02B6 Spacing modifier letters MODIFIER LETTER SMALL CAPITAL INVERTED R diacritic uvular approximant</text:p>
          </table:table-cell>
        </table:table-row>
        <table:table-row table:style-name="ro1">
          <table:table-cell office:value-type="string" calcext:value-type="string">
            <text:p>ˀ ˀ ˀ 02C0 Spacing modifier letters MODIFIER LETTER GLOTTAL STOP diacritic glottal stop</text:p>
          </table:table-cell>
        </table:table-row>
        <table:table-row table:style-name="ro1">
          <table:table-cell office:value-type="string" calcext:value-type="string">
            <text:p>o̢ o̢ o̢ 0322 Combining diacr. marks COMBINING RETROFLEX HOOK BELOW diacritic retroflexion</text:p>
          </table:table-cell>
        </table:table-row>
        <table:table-row table:style-name="ro1">
          <table:table-cell office:value-type="string" calcext:value-type="string">
            <text:p>o᷆ o᷆ o᷆ 1DC6 Combining diacr. marks COMBINING MACRON-GRAVE mid-low falling contour tone (accent mark)</text:p>
          </table:table-cell>
        </table:table-row>
        <table:table-row table:style-name="ro1">
          <table:table-cell office:value-type="string" calcext:value-type="string">
            <text:p>o᷇ o᷇ o᷇ 1DC7 Combining diacr. marks COMBINING ACUTE-MACRON high-mid falling contour tone (accent mark)</text:p>
          </table:table-cell>
        </table:table-row>
        <table:table-row table:style-name="ro1">
          <table:table-cell office:value-type="string" calcext:value-type="string">
            <text:p>o᷈ o᷈ o᷉ 1DC9 Combining diacr. marks COMBINING ACUTE-GRAVE-ACUTE falling-rising contour tone (accent mark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1:09:51.710730298</meta:creation-date>
    <dc:date>2024-02-01T11:53:38.190816956</dc:date>
    <meta:editing-duration>PT33M33S</meta:editing-duration>
    <meta:editing-cycles>8</meta:editing-cycles>
    <meta:generator>LibreOffice/7.3.7.2$Linux_X86_64 LibreOffice_project/30$Build-2</meta:generator>
    <meta:document-statistic meta:table-count="3" meta:cell-count="504" meta:object-count="0"/>
  </office:meta>
</office:document-meta>
</file>